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lesTool.processAsDefinitionOrURL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ilesTool.setCatchExceptions( boolean catchExce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lesTool.pushTiles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lesTool.processObjectValue(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ilesTool.processTypedAttribute( AttributeDefinition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ilesTool.setVelocityContext( 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ilesTool.doInsert( Map attributes , String page , String role , Controller control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ilesTool.importAttribute( String name , String sco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TilesTool.get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ilesTool.processDefinition( ComponentDefinition 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ilesTool.get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ilesTool.init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ilesTool.doInsert( String page , String role , Controller control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ilesTool.impor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lesTool.popTiles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lesTool.importAttributes( String scop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TilesTool.impor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lesTool.doInsert( ComponentContext subCompContext , String page , String role , Controller control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ilesTool.getCurr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lesTool.process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